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965in" table:align="left"/>
    </style:style>
    <style:style style:name="Table1.A" style:family="table-column">
      <style:table-column-properties style:column-width="3.8778in"/>
    </style:style>
    <style:style style:name="Table1.B" style:family="table-column">
      <style:table-column-properties style:column-width="2.1507in"/>
    </style:style>
    <style:style style:name="Table1.C" style:family="table-column">
      <style:table-column-properties style:column-width="0.0681in"/>
    </style:style>
    <style:style style:name="Table1.A1" style:family="table-cell">
      <style:table-cell-properties style:vertical-align="middle"/>
    </style:style>
    <style:style style:name="Table2" style:family="table">
      <style:table-properties style:width="3.8465in" table:align="left"/>
    </style:style>
    <style:style style:name="Table2.A" style:family="table-column">
      <style:table-column-properties style:column-width="0.359in"/>
    </style:style>
    <style:style style:name="Table2.B" style:family="table-column">
      <style:table-column-properties style:column-width="1.1556in"/>
    </style:style>
    <style:style style:name="Table2.C" style:family="table-column">
      <style:table-column-properties style:column-width="2.1132in"/>
    </style:style>
    <style:style style:name="Table2.D" style:family="table-column">
      <style:table-column-properties style:column-width="0.2188in"/>
    </style:style>
    <style:style style:name="Table2.A1" style:family="table-cell">
      <style:table-cell-properties style:vertical-align="middle"/>
    </style:style>
    <style:style style:name="P1" style:family="paragraph" style:parent-style-name="Text_20_body">
      <style:paragraph-properties fo:margin-top="0in" fo:margin-bottom="0in"/>
    </style:style>
    <style:style style:name="P2" style:family="paragraph" style:parent-style-name="Standard">
      <style:text-properties fo:font-weight="bold" style:font-weight-asian="bold" style:font-weight-complex="bold"/>
    </style:style>
    <style:style style:name="P3" style:family="paragraph" style:parent-style-name="Heading_20_3">
      <style:text-properties fo:color="#790619"/>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top="0in" fo:margin-bottom="0.1965in"/>
    </style:style>
    <style:style style:name="P6" style:family="paragraph" style:parent-style-name="Quotations">
      <style:paragraph-properties fo:margin-left="0in" fo:margin-right="0in" fo:margin-top="0in" fo:margin-bottom="0in" fo:text-indent="0in" style:auto-text-indent="false" fo:padding-left="0.0193in" fo:padding-right="0in" fo:padding-top="0in" fo:padding-bottom="0in" fo:border-left="0.0008in solid #cccccc" fo:border-right="none" fo:border-top="none" fo:border-bottom="none"/>
    </style:style>
    <style:style style:name="T1" style:family="text">
      <style:text-properties fo:color="#00681c"/>
    </style:style>
    <style:style style:name="T2" style:family="text">
      <style:text-properties fo:color="#888888"/>
    </style:style>
    <style:style style:name="T3" style:family="text">
      <style:text-properties fo:color="#790619"/>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wn">
        <table:table table:name="Table1" table:style-name="Table1">
          <table:table-column table:style-name="Table1.A"/>
          <table:table-column table:style-name="Table1.B"/>
          <table:table-column table:style-name="Table1.C"/>
          <table:table-row>
            <table:table-cell table:style-name="Table1.A1" office:value-type="string">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from</text:p>
                  </table:table-cell>
                  <table:table-cell table:style-name="Table2.A1" table:number-columns-spanned="2" office:value-type="string">
                    <text:p text:style-name="Table_20_Contents"><text:bookmark text:name="upi"/><text:span text:style-name="T1">eric magar</text:span> &lt;emagar@itam.mx&gt;</text:p>
                  </table:table-cell>
                  <table:covered-table-cell/>
                  <table:table-cell office:value-type="string">
                    <text:p text:style-name="P4"/>
                  </table:table-cell>
                </table:table-row>
                <table:table-row>
                  <table:table-cell table:style-name="Table2.A1" table:number-columns-spanned="2" office:value-type="string">
                    <text:p text:style-name="Table_20_Contents">to</text:p>
                  </table:table-cell>
                  <table:covered-table-cell/>
                  <table:table-cell table:style-name="Table2.A1" table:number-columns-spanned="2" office:value-type="string">
                    <text:p text:style-name="Table_20_Contents"><text:bookmark text:name="upi1"/>r.johnston@bristol.ac.uk</text:p>
                  </table:table-cell>
                  <table:covered-table-cell/>
                </table:table-row>
                <table:table-row>
                  <table:table-cell table:style-name="Table2.A1" table:number-columns-spanned="2" office:value-type="string">
                    <text:p text:style-name="Table_20_Contents">date</text:p>
                  </table:table-cell>
                  <table:covered-table-cell/>
                  <table:table-cell table:style-name="Table2.A1" table:number-columns-spanned="2" office:value-type="string">
                    <text:p text:style-name="Table_20_Contents">Mon, May 3, 2010 at 11:12 AM</text:p>
                  </table:table-cell>
                  <table:covered-table-cell/>
                </table:table-row>
                <table:table-row>
                  <table:table-cell table:style-name="Table2.A1" table:number-columns-spanned="2" office:value-type="string">
                    <text:p text:style-name="Table_20_Contents">subject</text:p>
                  </table:table-cell>
                  <table:covered-table-cell/>
                  <table:table-cell table:style-name="Table2.A1" table:number-columns-spanned="2" office:value-type="string">
                    <text:p text:style-name="Table_20_Contents">Query on boundary changes</text:p>
                  </table:table-cell>
                  <table:covered-table-cell/>
                </table:table-row>
                <table:table-row>
                  <table:table-cell table:style-name="Table2.A1" table:number-columns-spanned="2" office:value-type="string">
                    <text:p text:style-name="Table_20_Contents">mailed-by</text:p>
                  </table:table-cell>
                  <table:covered-table-cell/>
                  <table:table-cell table:style-name="Table2.A1" table:number-columns-spanned="2" office:value-type="string">
                    <text:p text:style-name="Table_20_Contents">gmail.com</text:p>
                  </table:table-cell>
                  <table:covered-table-cell/>
                </table:table-row>
                <table:table-row>
                  <table:table-cell table:style-name="Table2.A1" table:number-columns-spanned="4" office:value-type="string">
                    <text:p text:style-name="P4"/>
                  </table:table-cell>
                  <table:covered-table-cell/>
                  <table:covered-table-cell/>
                  <table:covered-table-cell/>
                </table:table-row>
              </table:table>
              <text:p text:style-name="P4"/>
            </table:table-cell>
            <table:table-cell table:style-name="Table1.A1" office:value-type="string">
              <text:p text:style-name="Table_20_Contents"/>
            </table:table-cell>
            <table:table-cell table:style-name="Table1.A1" office:value-type="string">
              <text:p text:style-name="P4"/>
            </table:table-cell>
          </table:table-row>
        </table:table>
        <text:section text:style-name="Sect1" text:name=":yl">
          <text:p text:style-name="Text_20_body">Dear Professor Johnston, <text:line-break/><text:line-break/>Interest in next Thursday's general election has surged considerably in as distant a place as Mexico. I will ask my students to analyse British voting results in the last decades at the constituency level for their final paper in Comparative Political Institutions. <text:line-break/><text:line-break/>I have located and compiled elections results, but have been unable to find a comprehensive list of constituency boundary changes since 1990. <text:line-break/><text:line-break/>I will be grateful if you could point me where I can find such information (years of major/minor changes and constituencies that were/were not affected) in the internet or a source that is likely to be available outside the UK. <text:line-break/><text:line-break/>Sincerely,<text:line-break/><text:span text:style-name="T2"><text:line-break/>Eric Magar<text:line-break/>Departamento de Ciencia Política<text:line-break/>ITAM, México DF<text:line-break/>+52 55 5628 4079<text:line-break/></text:span></text:p>
          <text:p text:style-name="Text_20_body">There were new constituency boundaries in 1993 and 2007 - all available on boundaryu commissions websites</text:p>
        </text:section>
      </text:section>
      <text:section text:style-name="Sect1" text:name=":wl">
        <text:section text:style-name="Sect1" text:name=":wp">
          <text:p text:style-name="Text_20_body">----------------------<text:line-break/>Prof Ron Johnston FBA<text:line-break/>School of Geographical Sciences<text:line-break/>University of Bristol<text:line-break/>Bristol BS8 1SS, UK<text:line-break/>+44 (0)117 928 9116<text:line-break/><text:a xlink:type="simple" xlink:href="mailto:R.Johnston@bristol.ac.uk" office:target-frame-name="_blank" xlink:show="new">R.Johnston@bristol.ac.uk</text:a><text:line-break/><text:a xlink:type="simple" xlink:href="http://www.ggy.bris.ac.uk/staff/staff_johnston.html" office:target-frame-name="_blank" xlink:show="new">http://www.ggy.bris.ac.uk/staff/staff_johnston.html</text:a><text:line-break/></text:p>
        </text:section>
      </text:section>
      <text:p text:style-name="P2"/>
      <text:p text:style-name="P2">British General Election 2005: Boundary changes</text:p>
      <text:p text:style-name="Standard">The 659 constituencies from the 2001 election have been reduced to 646 by virtue of eliminating 13 Scottish seats. All but three of the Scottish seats were involved in the re-distribution, and two of these have been re-named (Eastwood and Western Isles have been renamed to Renfrewshire East and Na h-Eileanan an Iar respectively); only Orkney and Shetland remains untouched. There are now 59 Scottish seats. </text:p>
      <text:p text:style-name="Standard"/>
      <text:p text:style-name="Standard">Esto último lo obtuve 3mayo10 de <text:a xlink:type="simple" xlink:href="http://www.politicsresources.net/area/uk.htm">http://www.politicsresources.net/area/uk.htm</text:a> y no sé si es exhaustivo...</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magar</meta:initial-creator>
    <meta:creation-date>2010-05-03T08:37:13.87</meta:creation-date>
    <dc:date>2010-05-08T18:42:39.33</dc:date>
    <dc:creator>eric magar</dc:creator>
    <meta:editing-duration>PT01H41M48S</meta:editing-duration>
    <meta:editing-cycles>2</meta:editing-cycles>
    <meta:generator>OpenOffice.org/3.2$Win32 OpenOffice.org_project/320m12$Build-9483</meta:generator>
    <meta:document-statistic meta:table-count="2" meta:image-count="0" meta:object-count="0" meta:page-count="2" meta:paragraph-count="16" meta:word-count="265" meta:character-count="1779"/>
  </office:meta>
</office:document-meta>
</file>